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6.2976in" svg:height="3.5386in" svg:x="6.5327in" svg:y="1.0157in">
            <draw:object draw:notify-on-update-of-ranges="Tabelle1.B3:Tabelle1.B3 Tabelle1.B4:Tabelle1.B13 Tabelle1.C3:Tabelle1.C3 Tabelle1.C4:Tabelle1.C13 Tabelle1.B3:Tabelle1.B3 Tabelle1.B4:Tabelle1.B13 Tabelle1.D3:Tabelle1.D3 Tabelle1.D4:Tabelle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oltage [mv]</text:p>
          </table:table-cell>
          <table:table-cell office:value-type="string" calcext:value-type="string">
            <text:p>current [mA]</text:p>
          </table:table-cell>
          <table:table-cell office:value-type="string" calcext:value-type="string">
            <text:p>power (mW)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3" calcext:value-type="float">
            <text:p>103</text:p>
          </table:table-cell>
          <table:table-cell table:formula="of:=[.C4]*[.B4]/1000"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10" calcext:value-type="float">
            <text:p>110</text:p>
          </table:table-cell>
          <table:table-cell table:formula="of:=[.C5]*[.B5]/1000"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float" office:value="60" calcext:value-type="float">
            <text:p>60</text:p>
          </table:table-cell>
          <table:table-cell table:formula="of:=[.C6]*[.B6]/1000"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43" calcext:value-type="float">
            <text:p>43</text:p>
          </table:table-cell>
          <table:table-cell table:formula="of:=[.C7]*[.B7]/1000" office:value-type="float" office:value="189.2" calcext:value-type="float">
            <text:p>189.2</text:p>
          </table:table-cell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 office:value-type="float" office:value="25" calcext:value-type="float">
            <text:p>25</text:p>
          </table:table-cell>
          <table:table-cell table:formula="of:=[.C8]*[.B8]/1000" office:value-type="float" office:value="108.75" calcext:value-type="float">
            <text:p>108.75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20" calcext:value-type="float">
            <text:p>20</text:p>
          </table:table-cell>
          <table:table-cell table:formula="of:=[.C9]*[.B9]/1000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table:formula="of:=[.C10]*[.B10]/1000" office:value-type="float" office:value="33.6" calcext:value-type="float">
            <text:p>33.6</text:p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8T20:48:29.440000000</meta:creation-date>
    <dc:date>2026-03-18T22:36:29.545000000</dc:date>
    <meta:editing-duration>PT14M37S</meta:editing-duration>
    <meta:editing-cycles>1</meta:editing-cycles>
    <meta:document-statistic meta:table-count="1" meta:cell-count="33" meta:object-count="1"/>
    <meta:generator>LibreOffice/7.1.6.2$Windows_X86_64 LibreOffice_project/0e133318fcee89abacd6a7d077e292f1145735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2.684cm" svg:y="3.94cm" style:legend-expansion="high" chart:style-name="ch2"/>
        <chart:plot-area chart:style-name="ch3" table:cell-range-address="Tabelle1.B3:Tabelle1.D13" chart:data-source-has-labels="row" svg:x="0.319cm" svg:y="0.179cm" svg:width="12.046cm" svg:height="8.631cm">
          <chart:coordinate-region svg:x="1.142cm" svg:y="0.381cm" svg:width="10.84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4:Tabelle1.C13" chart:label-cell-address="Tabelle1.C3:Tabelle1.C3" chart:class="chart:scatter">
            <chart:domain table:cell-range-address="Tabelle1.B4:Tabelle1.B13"/>
            <chart:data-point chart:repeated="10"/>
          </chart:series>
          <chart:series chart:style-name="ch7" chart:values-cell-range-address="Tabelle1.D4:Tabelle1.D13" chart:label-cell-address="Tabelle1.D3:Tabelle1.D3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current [mA]</text:p>
                <draw:g>
                  <svg:desc>Tabelle1.C3:Tabelle1.C3</svg:desc>
                </draw:g>
              </table:table-cell>
              <table:table-cell office:value-type="string">
                <text:p>power (mW)</text:p>
                <draw:g>
                  <svg:desc>Tabelle1.D3:Tabe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Tabelle1.B4:Tabelle1.B13</svg:desc>
                </draw:g>
              </table:table-cell>
              <table:table-cell office:value-type="float" office:value="103">
                <text:p>103</text:p>
                <draw:g>
                  <svg:desc>Tabelle1.C4:Tabelle1.C13</svg:desc>
                </draw:g>
              </table:table-cell>
              <table:table-cell office:value-type="float" office:value="515">
                <text:p>515</text:p>
                <draw:g>
                  <svg:desc>Tabelle1.D4:Tabelle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110">
                <text:p>1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0">
                <text:p>4450</text:p>
              </table:table-cell>
              <table:table-cell office:value-type="float" office:value="60">
                <text:p>6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0">
                <text:p>4400</text:p>
              </table:table-cell>
              <table:table-cell office:value-type="float" office:value="43">
                <text:p>43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50">
                <text:p>4350</text:p>
              </table:table-cell>
              <table:table-cell office:value-type="float" office:value="25">
                <text:p>25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0">
                <text:p>4300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0">
                <text:p>4200</text:p>
              </table:table-cell>
              <table:table-cell office:value-type="float" office:value="8">
                <text:p>8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0">
                <text:p>4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